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Open Sans" svg:font-family="'Open Sans', HelveticaNeue, 'Helvetica Neue', sans-serif"/>
    <style:font-face style:name="Ubuntu Mono" svg:font-family="'Ubuntu Mono'" style:font-pitch="fixed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19931" officeooo:paragraph-rsid="0011993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119931" officeooo:paragraph-rsid="00119931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241b2" officeooo:paragraph-rsid="001241b2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bold" officeooo:rsid="001241b2" officeooo:paragraph-rsid="001241b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19931" officeooo:paragraph-rsid="0011993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normal" officeooo:rsid="00119931" officeooo:paragraph-rsid="00119931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12c13a"/>
    </style:style>
    <style:style style:name="P8" style:family="paragraph" style:parent-style-name="Standard">
      <style:text-properties style:font-name="Ubuntu Mono" fo:font-size="16pt" fo:font-weight="normal" officeooo:rsid="00119931" officeooo:paragraph-rsid="0012c13a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Liberation Sans" fo:font-size="16pt" fo:font-weight="bold" officeooo:rsid="0012c13a" officeooo:paragraph-rsid="0012c13a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fo:font-size="16pt" fo:font-weight="bold" officeooo:rsid="0013f3c1" officeooo:paragraph-rsid="0013f3c1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151d04" officeooo:paragraph-rsid="00151d04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ans" fo:font-size="16pt" fo:font-weight="bold" officeooo:rsid="0016c195" officeooo:paragraph-rsid="0016c195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normal" officeooo:rsid="00119931" officeooo:paragraph-rsid="0012c13a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font-name="Liberation Sans" fo:font-size="16pt" fo:font-weight="normal" officeooo:rsid="00119931" officeooo:paragraph-rsid="001241b2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f3c1" style:font-weight-asian="normal" style:font-weight-complex="normal"/>
    </style:style>
    <style:style style:name="T3" style:family="text">
      <style:text-properties fo:font-variant="normal" fo:text-transform="none" fo:color="#4c4c4c" fo:letter-spacing="normal" fo:font-style="normal"/>
    </style:style>
    <style:style style:name="T4" style:family="text">
      <style:text-properties fo:font-variant="normal" fo:text-transform="none" fo:color="#4c4c4c" style:font-name="Liberation Sans" fo:font-size="16pt" fo:letter-spacing="normal" fo:font-style="normal" fo:font-weight="normal" officeooo:rsid="00119931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4c4c4c" style:font-name="Liberation Sans" fo:font-size="16pt" fo:letter-spacing="normal" fo:font-weight="normal" officeooo:rsid="00119931" style:font-size-asian="16pt" style:font-weight-asian="normal" style:font-size-complex="16pt" style:font-weight-complex="normal"/>
    </style:style>
    <style:style style:name="T6" style:family="text">
      <style:text-properties style:font-name="Liberation Sans" fo:font-size="16pt" fo:font-weight="normal" officeooo:rsid="00119931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ut: </text:p>
      <text:p text:style-name="P2"><text:tab/>promouvoir l’apprentissage des bases de l’informatique dans les écoles et les pays en développement</text:p>
      <text:p text:style-name="P2"/>
      <text:p text:style-name="P1">RISC<text:span text:style-name="T1"> <text:s/>= Reduced Instruction Set Computing</text:span></text:p>
      <text:p text:style-name="P2"/>
      <text:p text:style-name="P1">CICS<text:span text:style-name="T1"> = Complex… for X86 architecture =&gt; desktop and laptop pc</text:span></text:p>
      <text:p text:style-name="P2"/>
      <text:p text:style-name="P2">Moins de transistors → moins cher, allègement des instructions permet des performances meilleures sur les appareils portables à coûts énergétiques moindres</text:p>
      <text:p text:style-name="P2"/>
      <text:p text:style-name="P4">GPIO = <text:span text:style-name="T1">General purpose Input</text:span>/<text:span text:style-name="T1">Output</text:span> , <text:span text:style-name="T1">utilisé pour l’informatique “physique”</text:span></text:p>
      <text:p text:style-name="P14"/>
      <text:p text:style-name="P7"><text:span text:style-name="T6">Raspbian : </text:span><text:span text:style-name="Strong_20_Emphasis"><text:span text:style-name="T4">Mathematica</text:span></text:span><text:span text:style-name="T5"> </text:span><text:span text:style-name="T4">is a program used by lots of scientific, engineering, computing and maths people for solving mathematical problems. It uses a language called The Wolfram Language, and is extremely powerful</text:span></text:p>
      <text:p text:style-name="P13"><text:span text:style-name="T3"/></text:p>
      <text:p text:style-name="P13"><text:span text:style-name="T3">Founders : Eben Upton, Rob Mullins, </text:span>Jack Lang, Alan Mycroft</text:p>
      <text:p text:style-name="P13"/>
      <text:p text:style-name="P9">Problème : </text:p>
      <text:p text:style-name="P9"><text:span text:style-name="T1"><text:tab/>Peu d’inscrits en informatique ( Lien BBC Micro et Commodore 64 dans les années 80. On passe d’une consommation active à passive). Ils veulent renouer avec ça </text:span><text:span text:style-name="T2">en créant un pc super bon marché.</text:span></text:p>
      <text:p text:style-name="P9"><text:span text:style-name="T2"/></text:p>
      <text:p text:style-name="P10">RP trading<text:span text:style-name="T1"> : Ingénierie, fonde la RPF avec les ventes de RP</text:span></text:p>
      <text:p text:style-name="P10"><text:span text:style-name="T1"/></text:p>
      <text:p text:style-name="P11">VENTES<text:span text:style-name="T1"> : </text:span></text:p>
      <text:p text:style-name="P11"><text:span text:style-name="T1">2015 → 5 millions de ventes </text:span></text:p>
      <text:p text:style-name="P11"><text:span text:style-name="T1">décembre 2018 → 23 millions</text:span></text:p>
      <text:p text:style-name="P11"><text:span text:style-name="T1"/></text:p>
      <text:p text:style-name="P12"><text:span text:style-name="T1">RPI Cluster: 750 RP → moins énergivore, permet de tester beaucoup de projet et d’architectures liées aux prochaines générations de supercomputers (va s’aggrandir jusqu’à 10 000 RP)</text:span></text:p>
      <text:p text:style-name="P10"><text:span text:style-name="T1"/></text:p>
      <text:p text:style-name="P10"><text:soft-page-break/></text:p>
      <text:p text:style-name="P8"><text:span text:style-name="T3"/></text:p>
      <text:p text:style-name="P3"/>
      <text:p text:style-name="P3"/>
      <text:p text:style-name="P3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Open Sans" svg:font-family="'Open Sans', HelveticaNeue, 'Helvetica Neue', sans-serif"/>
    <style:font-face style:name="Ubuntu Mono" svg:font-family="'Ubuntu Mono'" style:font-pitch="fixed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IPA Pゴシック" style:font-family-asian="'IPA Pゴシック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IPA Pゴシック" style:font-family-asian="'IPA Pゴシック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alizarin_7e_LT_7e_Gliederung_20_1" style:display-name="alizarin~LT~Gliederung 1" style:family="paragraph" style:default-outline-level="">
      <style:paragraph-properties fo:margin-top="0in" fo:margin-bottom="0.195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Lohit Devanagari" fo:font-family="'Lohit Devanagari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5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fo:line-height="150%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fo:line-height="150%" fo:text-indent="0.2362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1" style:display-name="alizarin1~LT~Gliederung 1" style:family="paragraph" style:default-outline-level="">
      <style:paragraph-properties fo:margin-top="0in" fo:margin-bottom="0.158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Gliederung_20_2" style:display-name="alizarin1~LT~Gliederung 2" style:family="paragraph" style:parent-style-name="alizarin1_7e_LT_7e_Gliederung_20_1" style:default-outline-level="">
      <style:paragraph-properties fo:margin-top="0in" fo:margin-bottom="0.1571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1_7e_LT_7e_Gliederung_20_3" style:display-name="alizarin1~LT~Gliederung 3" style:family="paragraph" style:parent-style-name="alizarin1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1_7e_LT_7e_Gliederung_20_4" style:display-name="alizarin1~LT~Gliederung 4" style:family="paragraph" style:parent-style-name="alizarin1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5" style:display-name="alizarin1~LT~Gliederung 5" style:family="paragraph" style:parent-style-name="alizarin1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6" style:display-name="alizarin1~LT~Gliederung 6" style:family="paragraph" style:parent-style-name="alizarin1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7" style:display-name="alizarin1~LT~Gliederung 7" style:family="paragraph" style:parent-style-name="alizarin1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8" style:display-name="alizarin1~LT~Gliederung 8" style:family="paragraph" style:parent-style-name="alizarin1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7e_LT_7e_Gliederung_20_9" style:display-name="alizarin1~LT~Gliederung 9" style:family="paragraph" style:parent-style-name="alizarin1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7e_LT_7e_Titel" style:display-name="alizarin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Untertitel" style:display-name="alizarin1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Notizen" style:display-name="alizarin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1_7e_LT_7e_Hintergrundobjekte" style:display-name="alizarin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1_7e_LT_7e_Hintergrund" style:display-name="alizari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1:49:18.648242775</meta:creation-date>
    <dc:date>2019-04-08T00:36:24.530070021</dc:date>
    <meta:editing-duration>PT17M20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2" meta:paragraph-count="15" meta:word-count="193" meta:character-count="1216" meta:non-whitespace-character-count="1031"/>
  </office:meta>
</office:document-meta>
</file>